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2_20_Dots_20_3_20_Dashes" draw:marker-end="Arrow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color="#ff3333" draw:fill="none" draw:textarea-vertical-align="middle"/>
    </style:style>
    <style:style style:name="gr13" style:family="graphic" style:parent-style-name="objectwithoutfill">
      <style:graphic-properties svg:stroke-color="#3333ff" draw:fill="none" draw:textarea-vertical-align="middle"/>
    </style:style>
    <style:style style:name="gr14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8cm" svg:height="2.2cm" draw:transform="rotate (1.5707963267949) translate (23.4cm 6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2.8cm" svg:height="1.4cm" svg:x="19.4cm" svg:y="4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cm" svg:y1="6cm" svg:x2="21.6cm" svg:y2="3.6cm">
          <text:p/>
        </draw:line>
        <draw:custom-shape draw:style-name="gr1" draw:text-style-name="P1" xml:id="id4" draw:id="id4" draw:layer="layout" svg:width="2.8cm" svg:height="2.2cm" draw:transform="rotate (1.5707963267949) translate (12.301cm 6.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0.4cm" svg:height="2.8cm" svg:x="11.9cm" svg:y="3.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6cm" svg:y1="4.9cm" svg:x2="26.114cm" svg:y2="1.668cm" draw:start-shape="id1" draw:start-glue-point="7" svg:d="M25600 4900h508v-3232h6" svg:viewBox="0 0 515 3233">
          <text:p/>
        </draw:connector>
        <draw:connector draw:style-name="gr3" draw:text-style-name="P1" draw:layer="layout" svg:x1="23.4cm" svg:y1="4.9cm" svg:x2="22.2cm" svg:y2="4.9cm" draw:start-shape="id1" draw:start-glue-point="4" draw:end-shape="id2" draw:end-glue-point="1" svg:d="M23400 4900h-1200" svg:viewBox="0 0 1201 1">
          <text:p/>
        </draw:connector>
        <draw:line draw:style-name="gr4" draw:text-style-name="P1" draw:layer="layout" svg:x1="25.7cm" svg:y1="1.668cm" svg:x2="26.114cm" svg:y2="2.4cm">
          <text:p/>
        </draw:line>
        <draw:line draw:style-name="gr4" draw:text-style-name="P1" draw:layer="layout" svg:x1="26.514cm" svg:y1="1.668cm" svg:x2="26.1cm" svg:y2="2.4cm">
          <text:p/>
        </draw:line>
        <draw:custom-shape draw:style-name="gr1" draw:text-style-name="P1" xml:id="id3" draw:id="id3" draw:layer="layout" svg:width="2.8cm" svg:height="1.4cm" svg:x="15.7cm" svg:y="4.2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3cm" svg:y1="6.001cm" svg:x2="17.9cm" svg:y2="3.601cm">
          <text:p/>
        </draw:line>
        <draw:connector draw:style-name="gr3" draw:text-style-name="P1" draw:layer="layout" svg:x1="19.4cm" svg:y1="4.9cm" svg:x2="18.5cm" svg:y2="4.901cm" draw:start-shape="id2" draw:start-glue-point="3" draw:end-shape="id3" draw:end-glue-point="1" svg:d="M19400 4900h-450v1h-450" svg:viewBox="0 0 901 2">
          <text:p/>
        </draw:connector>
        <draw:connector draw:style-name="gr3" draw:text-style-name="P1" draw:layer="layout" svg:x1="15.7cm" svg:y1="4.901cm" svg:x2="14.501cm" svg:y2="4.9cm" draw:start-shape="id3" draw:start-glue-point="3" draw:end-shape="id4" draw:end-glue-point="4" svg:d="M15700 4901h-599v-1h-600" svg:viewBox="0 0 1200 2">
          <text:p/>
        </draw:connector>
        <draw:custom-shape draw:style-name="gr5" draw:text-style-name="P1" xml:id="id6" draw:id="id6" draw:layer="layout" svg:width="2.8cm" svg:height="1.4cm" svg:x="5.6cm" svg:y="4.2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cm" svg:y1="6.002cm" svg:x2="7.8cm" svg:y2="3.602cm">
          <text:p/>
        </draw:line>
        <draw:custom-shape draw:style-name="gr6" draw:text-style-name="P1" xml:id="id7" draw:id="id7" draw:layer="layout" svg:width="3.8cm" svg:height="2.6cm" svg:x="5.1cm" svg:y="8.4cm">
          <text:p text:style-name="P1">FPG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9cm" svg:y1="4.9cm" svg:x2="8.4cm" svg:y2="4.902cm" draw:start-shape="id5" draw:start-glue-point="3" draw:end-shape="id6" draw:end-glue-point="1" svg:d="M11900 4900h-1750v2h-1750" svg:viewBox="0 0 3501 3">
          <text:p/>
        </draw:connector>
        <draw:connector draw:style-name="gr7" draw:text-style-name="P1" draw:layer="layout" svg:x1="11.9cm" svg:y1="4.9cm" svg:x2="8.9cm" svg:y2="9.7cm" draw:start-shape="id5" draw:start-glue-point="3" draw:end-shape="id7" draw:end-glue-point="1" svg:d="M11900 4900h-1500v4800h-1500" svg:viewBox="0 0 3001 4801">
          <text:p/>
        </draw:connector>
        <draw:connector draw:style-name="gr8" draw:text-style-name="P1" draw:layer="layout" svg:x1="7cm" svg:y1="8.4cm" svg:x2="7cm" svg:y2="5.602cm" draw:start-shape="id7" draw:start-glue-point="0" draw:end-shape="id6" draw:end-glue-point="2" svg:d="M7000 8400v-2798" svg:viewBox="0 0 1 2799">
          <text:p/>
        </draw:connector>
        <draw:connector draw:style-name="gr8" draw:text-style-name="P1" draw:layer="layout" draw:line-skew="1.099cm" svg:x1="7cm" svg:y1="11cm" svg:x2="20.8cm" svg:y2="5.6cm" draw:start-shape="id7" draw:start-glue-point="2" draw:end-shape="id2" draw:end-glue-point="2" svg:d="M7000 11000v1600h13800v-7000" svg:viewBox="0 0 13801 7001">
          <text:p/>
        </draw:connector>
        <draw:connector draw:style-name="gr4" draw:text-style-name="P1" draw:layer="layout" draw:type="line" svg:x1="5.6cm" svg:y1="4.902cm" svg:x2="3.769cm" svg:y2="4.918cm" draw:start-shape="id6" draw:start-glue-point="3" svg:d="M5600 4902l-1831 16" svg:viewBox="0 0 1832 17">
          <text:p/>
        </draw:connector>
        <draw:frame draw:style-name="gr9" draw:layer="layout" svg:width="2.653cm" svg:height="0.962cm" svg:x="19.547cm" svg:y="2.438cm">
          <draw:text-box>
            <text:p>RFDSA</text:p>
          </draw:text-box>
        </draw:frame>
        <draw:frame draw:style-name="gr9" draw:layer="layout" svg:width="2.373cm" svg:height="0.962cm" svg:x="15.827cm" svg:y="2.438cm">
          <draw:text-box>
            <text:p>IFDSA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onnector draw:style-name="gr11" draw:text-style-name="P1" draw:layer="layout" draw:type="line" svg:x1="5.745cm" svg:y1="1.473cm" svg:x2="11.86cm" svg:y2="1.473cm" svg:d="M5745 1473h6115" svg:viewBox="0 0 6116 1">
          <text:p/>
        </draw:connector>
        <draw:connector draw:style-name="gr12" draw:text-style-name="P1" draw:layer="layout" draw:type="line" svg:x1="6.446cm" svg:y1="4.273cm" svg:x2="10.988cm" svg:y2="4.297cm" svg:d="M6446 4273l4542 24" svg:viewBox="0 0 4543 25">
          <text:p/>
        </draw:connector>
        <draw:line draw:style-name="gr2" draw:text-style-name="P1" draw:layer="layout" svg:x1="10.8cm" svg:y1="1.473cm" svg:x2="10.8cm" svg:y2="4.273cm">
          <text:p/>
        </draw:line>
        <draw:connector draw:style-name="gr13" draw:text-style-name="P1" draw:layer="layout" draw:type="line" svg:x1="6.446cm" svg:y1="8.773cm" svg:x2="10.988cm" svg:y2="8.797cm" svg:d="M6446 8773l4542 24" svg:viewBox="0 0 4543 25">
          <text:p/>
        </draw:connector>
        <draw:connector draw:style-name="gr14" draw:text-style-name="P1" draw:layer="layout" draw:type="line" svg:x1="6.446cm" svg:y1="7.573cm" svg:x2="10.988cm" svg:y2="7.597cm" svg:d="M6446 7573l4542 24" svg:viewBox="0 0 4543 25">
          <text:p/>
        </draw:connector>
        <draw:line draw:style-name="gr2" draw:text-style-name="P1" draw:layer="layout" svg:x1="10.8cm" svg:y1="4.297cm" svg:x2="10.8cm" svg:y2="7.573cm">
          <text:p/>
        </draw:line>
        <draw:line draw:style-name="gr2" draw:text-style-name="P1" draw:layer="layout" svg:x1="10.8cm" svg:y1="7.597cm" svg:x2="10.8cm" svg:y2="8.797cm">
          <text:p/>
        </draw:line>
        <draw:frame draw:style-name="gr15" draw:layer="layout" svg:width="4.799cm" svg:height="0.962cm" svg:x="1.001cm" svg:y="1cm">
          <draw:text-box>
            <text:p>ADC Full Scale</text:p>
          </draw:text-box>
        </draw:frame>
        <draw:frame draw:style-name="gr15" draw:layer="layout" svg:width="5.205cm" svg:height="0.962cm" svg:x="1.402cm" svg:y="3.7cm">
          <draw:text-box>
            <text:p>Upper Threshold</text:p>
          </draw:text-box>
        </draw:frame>
        <draw:frame draw:style-name="gr15" draw:layer="layout" svg:width="5.205cm" svg:height="0.962cm" svg:x="1.403cm" svg:y="8.2cm">
          <draw:text-box>
            <text:p>Lower Threshold</text:p>
          </draw:text-box>
        </draw:frame>
        <draw:frame draw:style-name="gr9" draw:layer="layout" svg:width="4.096cm" svg:height="0.962cm" svg:x="11.4cm" svg:y="2.6cm">
          <draw:text-box>
            <text:p>dB below FS</text:p>
          </draw:text-box>
        </draw:frame>
        <draw:frame draw:style-name="gr9" draw:layer="layout" svg:width="3.461cm" svg:height="0.962cm" svg:x="11.5cm" svg:y="7.8cm">
          <draw:text-box>
            <text:p>Hysteresis</text:p>
          </draw:text-box>
        </draw:frame>
        <draw:frame draw:style-name="gr9" draw:layer="layout" svg:width="2.83cm" svg:height="0.962cm" svg:x="11.6cm" svg:y="5.4cm">
          <draw:text-box>
            <text:p>CG step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07:03:19.087048896</meta:creation-date>
    <dc:date>2015-05-28T09:26:48.928294065</dc:date>
    <meta:editing-duration>PT2H13M38S</meta:editing-duration>
    <meta:editing-cycles>3</meta:editing-cycles>
    <meta:generator>LibreOffice/4.2.8.2$Linux_X86_64 LibreOffice_project/420m0$Build-2</meta:generator>
    <meta:document-statistic meta:object-count="61"/>
  </office:meta>
</office:document-meta>
</file>